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solid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fo:color="#ffffff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4</meta:editing-cycles>
    <meta:creation-date>2012-07-31T11:30:35</meta:creation-date>
    <dc:date>2015-08-31T15:05:40.746981803</dc:date>
    <meta:editing-duration>PT31M5S</meta:editing-duration>
    <meta:generator>LibreOffice/5.0.1.2.0$Linux_X86_64 LibreOffice_project/00m0$Build-2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